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EB00000026242F58F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034cm" fo:margin-left="0.328cm" fo:margin-right="0.637cm" table:align="margins"/>
    </style:style>
    <style:style style:name="Tabella1.A" style:family="table-column">
      <style:table-column-properties style:column-width="4.18cm" style:rel-column-width="17086*"/>
    </style:style>
    <style:style style:name="Tabella1.B" style:family="table-column">
      <style:table-column-properties style:column-width="3.387cm" style:rel-column-width="13842*"/>
    </style:style>
    <style:style style:name="Tabella1.C" style:family="table-column">
      <style:table-column-properties style:column-width="4.748cm" style:rel-column-width="19408*"/>
    </style:style>
    <style:style style:name="Tabella1.D" style:family="table-column">
      <style:table-column-properties style:column-width="3.718cm" style:rel-column-width="15199*"/>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034cm" fo:margin-left="0.328cm" fo:margin-right="0.637cm" table:align="margins"/>
    </style:style>
    <style:style style:name="Tabella2.A" style:family="table-column">
      <style:table-column-properties style:column-width="5.345cm" style:rel-column-width="21845*"/>
    </style:style>
    <style:style style:name="Tabella2.B" style:family="table-column">
      <style:table-column-properties style:column-width="10.689cm" style:rel-column-width="43690*"/>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center" style:justify-single-word="false"/>
      <style:text-properties fo:font-size="12pt" style:font-size-asian="12pt" style:font-size-complex="12pt"/>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2">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ffff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Tipi di messaggi e codifica</text:p>
      <text:p text:style-name="P1"/>
      <text:p text:style-name="P1"/>
      <text:p text:style-name="P1"/>
      <text:p text:style-name="P2">Server -&gt; client</text:p>
      <text:p text:style-name="P6"/>
      <text:list xml:id="list2168590455916870713" text:style-name="L1">
        <text:list-item>
          <text:p text:style-name="P10">REQUEST</text:p>
          <text:list>
            <text:list-item>
              <text:p text:style-name="P10">DATA REQUEST</text:p>
            </text:list-item>
            <text:list-item>
              <text:p text:style-name="P10">STATUS REQUEST</text:p>
            </text:list-item>
          </text:list>
        </text:list-item>
      </text:list>
      <text:p text:style-name="P6"/>
      <text:list xml:id="list41696215" text:continue-numbering="true" text:style-name="L1">
        <text:list-item>
          <text:p text:style-name="P10">COMMAND</text:p>
          <text:list>
            <text:list-item>
              <text:p text:style-name="P10">ACTUATION</text:p>
            </text:list-item>
            <text:list-item>
              <text:p text:style-name="P10">STATUS CHANGE</text:p>
            </text:list-item>
          </text:list>
        </text:list-item>
      </text:list>
      <text:p text:style-name="P6"/>
      <text:list xml:id="list41704543" text:continue-numbering="true" text:style-name="L1">
        <text:list-item>
          <text:p text:style-name="P10">LINK QUALITY</text:p>
          <text:list>
            <text:list-item>
              <text:p text:style-name="P10">KEEP ALIVE</text:p>
            </text:list-item>
          </text:list>
        </text:list-item>
      </text:list>
      <text:p text:style-name="P6"/>
      <text:p text:style-name="P6"/>
      <text:p text:style-name="P2">Client -&gt; server</text:p>
      <text:p text:style-name="P6"/>
      <text:list xml:id="list5343716003627528251" text:style-name="L2">
        <text:list-item>
          <text:p text:style-name="P11">REPLY</text:p>
          <text:list>
            <text:list-item>
              <text:p text:style-name="P11">DATA RESPONSE</text:p>
            </text:list-item>
            <text:list-item>
              <text:p text:style-name="P11">ACKNOWLEDGE</text:p>
            </text:list-item>
            <text:list-item>
              <text:p text:style-name="P11">KEEP ALIVE (reply msg)</text:p>
            </text:list-item>
          </text:list>
        </text:list-item>
      </text:list>
      <text:p text:style-name="P6"/>
      <text:p text:style-name="P6"/>
      <text:p text:style-name="P6"/>
      <text:p text:style-name="P6"/>
      <text:p text:style-name="P3">Struttura messaggio</text:p>
      <text:p text:style-name="P3"/>
      <text:p text:style-name="P4"/>
      <text:p text:style-name="P4"><draw:frame draw:style-name="fr1" draw:name="immagini1" text:anchor-type="paragraph" svg:width="12.991cm" svg:height="1.005cm" draw:z-index="0"><draw:image xlink:href="Pictures/10000000000001EB00000026242F58F3.jpg" xlink:type="simple" xlink:show="embed" xlink:actuate="onLoad"/></draw:frame></text:p>
      <text:p text:style-name="P4"/>
      <text:p text:style-name="P5">Dimensioni campi:</text:p>
      <text:p text:style-name="P5"/>
      <text:p text:style-name="P5">Header 'H': 1 byte</text:p>
      <text:p text:style-name="P5">Type: 1 byte</text:p>
      <text:p text:style-name="P5">Subtype: 1 byte</text:p>
      <text:p text:style-name="P5">Timestamp: 4 byte</text:p>
      <text:p text:style-name="P5">data: <text:span text:style-name="T3">TBD</text:span></text:p>
      <text:p text:style-name="P5">Trailer 'T': 1 byte</text:p>
      <text:p text:style-name="P4"/>
      <text:p text:style-name="P7">I campi <text:span text:style-name="T1">type</text:span> e <text:span text:style-name="T1">subtype</text:span> assumono valori diversi in base al tipo di msg.</text:p>
      <text:p text:style-name="P7">La seguente tabella illustra i codici (coppia type-subtype) dei vari messaggi definiti sopra.</text:p>
      <text:p text:style-name="P7"/>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9">Messaggio</text:p>
          </table:table-cell>
          <table:table-cell table:style-name="Tabella1.A1" office:value-type="string">
            <text:p text:style-name="P9">Tipo msg</text:p>
          </table:table-cell>
          <table:table-cell table:style-name="Tabella1.A1" office:value-type="string">
            <text:p text:style-name="P9">type</text:p>
          </table:table-cell>
          <table:table-cell table:style-name="Tabella1.D1" office:value-type="string">
            <text:p text:style-name="P9">subtype</text:p>
          </table:table-cell>
        </table:table-row>
        <table:table-row>
          <table:table-cell table:style-name="Tabella1.A2" office:value-type="string">
            <text:p text:style-name="P9">DATA REQUEST</text:p>
          </table:table-cell>
          <table:table-cell table:style-name="Tabella1.A2" office:value-type="string">
            <text:p text:style-name="P9">Request</text:p>
          </table:table-cell>
          <table:table-cell table:style-name="Tabella1.A2" office:value-type="string">
            <text:p text:style-name="P9">0x00</text:p>
          </table:table-cell>
          <table:table-cell table:style-name="Tabella1.D2" office:value-type="string">
            <text:p text:style-name="P9">0x00</text:p>
          </table:table-cell>
        </table:table-row>
        <text:soft-page-break/>
        <table:table-row>
          <table:table-cell table:style-name="Tabella1.A2" office:value-type="string">
            <text:p text:style-name="P9">STATUS REQUEST</text:p>
          </table:table-cell>
          <table:table-cell table:style-name="Tabella1.A2" office:value-type="string">
            <text:p text:style-name="P9">Request</text:p>
          </table:table-cell>
          <table:table-cell table:style-name="Tabella1.A2" office:value-type="string">
            <text:p text:style-name="P9">0x00</text:p>
          </table:table-cell>
          <table:table-cell table:style-name="Tabella1.D2" office:value-type="string">
            <text:p text:style-name="P9">0x01</text:p>
          </table:table-cell>
        </table:table-row>
        <table:table-row>
          <table:table-cell table:style-name="Tabella1.A2" office:value-type="string">
            <text:p text:style-name="P9">ACTUATION</text:p>
          </table:table-cell>
          <table:table-cell table:style-name="Tabella1.A2" office:value-type="string">
            <text:p text:style-name="P9">Command</text:p>
          </table:table-cell>
          <table:table-cell table:style-name="Tabella1.A2" office:value-type="string">
            <text:p text:style-name="P9">0x01</text:p>
          </table:table-cell>
          <table:table-cell table:style-name="Tabella1.D2" office:value-type="string">
            <text:p text:style-name="P9">0x00</text:p>
          </table:table-cell>
        </table:table-row>
        <table:table-row>
          <table:table-cell table:style-name="Tabella1.A2" office:value-type="string">
            <text:p text:style-name="P9">STATUS CHANGE</text:p>
          </table:table-cell>
          <table:table-cell table:style-name="Tabella1.A2" office:value-type="string">
            <text:p text:style-name="P9">Command</text:p>
          </table:table-cell>
          <table:table-cell table:style-name="Tabella1.A2" office:value-type="string">
            <text:p text:style-name="P9">0x01</text:p>
          </table:table-cell>
          <table:table-cell table:style-name="Tabella1.D2" office:value-type="string">
            <text:p text:style-name="P9">0x01</text:p>
          </table:table-cell>
        </table:table-row>
        <table:table-row>
          <table:table-cell table:style-name="Tabella1.A2" office:value-type="string">
            <text:p text:style-name="P9">KEEP ALIVE</text:p>
          </table:table-cell>
          <table:table-cell table:style-name="Tabella1.A2" office:value-type="string">
            <text:p text:style-name="P9">Link quality</text:p>
          </table:table-cell>
          <table:table-cell table:style-name="Tabella1.A2" office:value-type="string">
            <text:p text:style-name="P9">0x02</text:p>
          </table:table-cell>
          <table:table-cell table:style-name="Tabella1.D2" office:value-type="string">
            <text:p text:style-name="P9">0x00</text:p>
          </table:table-cell>
        </table:table-row>
        <table:table-row>
          <table:table-cell table:style-name="Tabella1.A2" office:value-type="string">
            <text:p text:style-name="P9">DATA RESPONSE</text:p>
          </table:table-cell>
          <table:table-cell table:style-name="Tabella1.A2" office:value-type="string">
            <text:p text:style-name="P9">Reply</text:p>
          </table:table-cell>
          <table:table-cell table:style-name="Tabella1.A2" office:value-type="string">
            <text:p text:style-name="P9">0x03</text:p>
          </table:table-cell>
          <table:table-cell table:style-name="Tabella1.D2" office:value-type="string">
            <text:p text:style-name="P9">0x00</text:p>
          </table:table-cell>
        </table:table-row>
        <table:table-row>
          <table:table-cell table:style-name="Tabella1.A2" office:value-type="string">
            <text:p text:style-name="P9">ACKNOWLEDGE</text:p>
          </table:table-cell>
          <table:table-cell table:style-name="Tabella1.A2" office:value-type="string">
            <text:p text:style-name="P9">Reply</text:p>
          </table:table-cell>
          <table:table-cell table:style-name="Tabella1.A2" office:value-type="string">
            <text:p text:style-name="P9">0x03</text:p>
          </table:table-cell>
          <table:table-cell table:style-name="Tabella1.D2" office:value-type="string">
            <text:p text:style-name="P9">0x01</text:p>
          </table:table-cell>
        </table:table-row>
        <table:table-row>
          <table:table-cell table:style-name="Tabella1.A2" office:value-type="string">
            <text:p text:style-name="P9">KEEP ALIVE (reply)</text:p>
          </table:table-cell>
          <table:table-cell table:style-name="Tabella1.A2" office:value-type="string">
            <text:p text:style-name="P9">Link quality</text:p>
          </table:table-cell>
          <table:table-cell table:style-name="Tabella1.A2" office:value-type="string">
            <text:p text:style-name="P9">0x02</text:p>
          </table:table-cell>
          <table:table-cell table:style-name="Tabella1.D2" office:value-type="string">
            <text:p text:style-name="P9">0x02</text:p>
          </table:table-cell>
        </table:table-row>
      </table:table>
      <text:p text:style-name="P7"/>
      <text:p text:style-name="P7">Il msg di keep alive è lo stesso sia per il server che per il client.</text:p>
      <text:p text:style-name="P7">Il server invia un msg di keep alive al client. Questo risponde con un msg dello stesso tipo</text:p>
      <text:p text:style-name="P7">Il server riceve la risposta al keep alive e, in base ai valori di RSSI e SNR calcolati sul msg ricevuto, valuta la qualità del link radio.</text:p>
      <text:p text:style-name="P7">Il msg di keep alive ha il campo <text:span text:style-name="T1">data </text:span><text:span text:style-name="T2">con valori sempre a zero</text:span></text:p>
      <text:p text:style-name="P7"/>
      <text:p text:style-name="P7">Formato <text:span text:style-name="T1">timestamp</text:span>:</text:p>
      <text:p text:style-name="P7"/>
      <text:p text:style-name="P7">Il timestamp dei messaggi si basa sul tempo ricavato dal RTC di Fishino Uno. Per questa funzionalità è necessaria la libreria RTCLib (vedi sketch FishinoRTC come esempio).</text:p>
      <text:p text:style-name="P7">Il codice della libreria è stato modificato (RTClibMod) per poter utilizzare due metodi: <text:span text:style-name="T1">date2days</text:span> e <text:span text:style-name="T1">time2long</text:span></text:p>
      <text:p text:style-name="P8">Questi due metodi permettono di calcolare rispettivamente il numero di giorni a partire dal 01/01/2000 fino alla data odierna e il numero di secondi corrispondente.</text:p>
      <text:p text:style-name="P8">Il numero di secondi è rappresentato da un dato a 32 bit (long).</text:p>
      <text:p text:style-name="P8">Il valore del timestamp nel messaggio viene aggiornato solo dal server, in quanto la scheda Arduino UNO non è dotata di RTC. Nel caso di invio di msg dal server, questo verrà marcato con il timestamp attuale al momento dell'invio, nel caso di ricezione del msg dal client verrà marcato con il timestamp di arrivo del msg.</text:p>
      <text:p text:style-name="P8"/>
      <text:p text:style-name="P8"/>
      <text:p text:style-name="P7">Formato <text:span text:style-name="T1">data</text:span><text:span text:style-name="T2">:</text:span></text:p>
      <text:p text:style-name="P8"/>
      <text:p text:style-name="P8">Il campo data contiene i dati del messaggio. Questi sono diversi in base al messaggio che viene inviato, dal server o dal client.</text:p>
      <text:p text:style-name="P7"><text:span text:style-name="T2">La seguente tabella mostra il valore del campo </text:span><text:span text:style-name="T1">data</text:span><text:span text:style-name="T2"> in base al tipo di msg:</text:span></text:p>
      <text:p text:style-name="P8"/>
      <table:table table:name="Tabella2" table:style-name="Tabella2">
        <table:table-column table:style-name="Tabella2.A"/>
        <table:table-column table:style-name="Tabella2.B"/>
        <table:table-row>
          <table:table-cell table:style-name="Tabella2.A1" office:value-type="string">
            <text:p text:style-name="P9">Messaggio</text:p>
          </table:table-cell>
          <table:table-cell table:style-name="Tabella2.B1" office:value-type="string">
            <text:p text:style-name="P9">data</text:p>
          </table:table-cell>
        </table:table-row>
        <table:table-row>
          <table:table-cell table:style-name="Tabella2.A2" office:value-type="string">
            <text:p text:style-name="P9">DATA REQUEST</text:p>
          </table:table-cell>
          <table:table-cell table:style-name="Tabella2.B2" office:value-type="string">
            <text:p text:style-name="P9">0x0A</text:p>
          </table:table-cell>
        </table:table-row>
        <table:table-row>
          <table:table-cell table:style-name="Tabella2.A2" office:value-type="string">
            <text:p text:style-name="P9">STATUS REQUEST</text:p>
          </table:table-cell>
          <table:table-cell table:style-name="Tabella2.B2" office:value-type="string">
            <text:p text:style-name="P9">0x0B</text:p>
          </table:table-cell>
        </table:table-row>
        <table:table-row>
          <table:table-cell table:style-name="Tabella2.A2" office:value-type="string">
            <text:p text:style-name="P9">ACTUATION</text:p>
          </table:table-cell>
          <table:table-cell table:style-name="Tabella2.B2" office:value-type="string">
            <text:p text:style-name="P9">0x0C</text:p>
          </table:table-cell>
        </table:table-row>
        <table:table-row>
          <table:table-cell table:style-name="Tabella2.A2" office:value-type="string">
            <text:p text:style-name="P9">STATUS CHANGE</text:p>
          </table:table-cell>
          <table:table-cell table:style-name="Tabella2.B2" office:value-type="string">
            <text:p text:style-name="P9">0x0D</text:p>
          </table:table-cell>
        </table:table-row>
        <table:table-row>
          <table:table-cell table:style-name="Tabella2.A2" office:value-type="string">
            <text:p text:style-name="P9">KEEP ALIVE</text:p>
          </table:table-cell>
          <table:table-cell table:style-name="Tabella2.B2" office:value-type="string">
            <text:p text:style-name="P9">0x00</text:p>
          </table:table-cell>
        </table:table-row>
        <table:table-row>
          <table:table-cell table:style-name="Tabella2.A2" office:value-type="string">
            <text:p text:style-name="P9">DATA RESPONSE</text:p>
          </table:table-cell>
          <table:table-cell table:style-name="Tabella2.B2" office:value-type="string">
            <text:p text:style-name="P9">Dati umidità e temperatura (vedi codifica)</text:p>
          </table:table-cell>
        </table:table-row>
        <table:table-row>
          <table:table-cell table:style-name="Tabella2.A2" office:value-type="string">
            <text:p text:style-name="P9">ACKNOWLEDGE</text:p>
          </table:table-cell>
          <table:table-cell table:style-name="Tabella2.B2" office:value-type="string">
            <text:p text:style-name="P9">0x0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5M3S</meta:editing-duration>
    <meta:editing-cycles>40</meta:editing-cycles>
    <meta:generator>OpenOffice/4.1.1$Win32 OpenOffice.org_project/411m6$Build-9775</meta:generator>
    <dc:date>2017-08-29T21:50:57</dc:date>
    <dc:creator>MarcoP </dc:creator>
    <meta:document-statistic meta:table-count="2" meta:image-count="1" meta:object-count="0" meta:page-count="2" meta:paragraph-count="90" meta:word-count="421" meta:character-count="2377"/>
    <meta:user-defined meta:name="Info 1"/>
    <meta:user-defined meta:name="Info 2"/>
    <meta:user-defined meta:name="Info 3"/>
    <meta:user-defined meta:name="Info 4"/>
  </office:meta>
</office:document-meta>
</file>